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ext_20_body" style:list-style-name="L1">
      <style:text-properties officeooo:rsid="000c4d51" officeooo:paragraph-rsid="000d8fcf"/>
    </style:style>
    <style:style style:name="P5" style:family="paragraph" style:parent-style-name="Text_20_body">
      <style:text-properties officeooo:rsid="0020c7a7" officeooo:paragraph-rsid="000d8fcf"/>
    </style:style>
    <style:style style:name="P6" style:family="paragraph" style:parent-style-name="Text_20_body" style:list-style-name="L1">
      <style:text-properties officeooo:rsid="00101538" officeooo:paragraph-rsid="000d8fcf"/>
    </style:style>
    <style:style style:name="P7" style:family="paragraph" style:parent-style-name="Text_20_body" style:list-style-name="L1">
      <style:text-properties officeooo:rsid="000e59d6" officeooo:paragraph-rsid="000d8fcf"/>
    </style:style>
    <style:style style:name="T1" style:family="text">
      <style:text-properties officeooo:rsid="000e59d6"/>
    </style:style>
    <style:style style:name="T2" style:family="text">
      <style:text-properties officeooo:rsid="00101538"/>
    </style:style>
    <style:style style:name="T3" style:family="text">
      <style:text-properties officeooo:rsid="001093b9"/>
    </style:style>
    <style:style style:name="T4" style:family="text">
      <style:text-properties officeooo:rsid="001e1ed6"/>
    </style:style>
    <style:style style:name="T5" style:family="text">
      <style:text-properties officeooo:rsid="000d8fcf"/>
    </style:style>
    <style:style style:name="T6" style:family="text">
      <style:text-properties officeooo:rsid="000dfe5c"/>
    </style:style>
    <style:style style:name="T7" style:family="text">
      <style:text-properties officeooo:rsid="000f26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Contr</text:span><text:span text:style-name="T2">ollo lista del personale dell'asil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<text:span text:style-name="T7">Caterina Vassi</text:span><text:span text:style-name="T5">: i</text:span><text:span text:style-name="T7">nserviente della mensa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1686471848" text:style-name="L1">
              <text:list-item>
                <text:p text:style-name="P4"><text:span text:style-name="T7">Caterina </text:span><text:span text:style-name="T1">è </text:span><text:span text:style-name="T5">un </text:span><text:span text:style-name="T7">inserviente della mensa</text:span><text:span text:style-name="T5">. </text:span><text:span text:style-name="T7">Vuole sapere chi ci sarà con lei a lavorare quest'anno.</text:span></text:p>
              </text:list-item>
              <text:list-item>
                <text:p text:style-name="P4"><text:span text:style-name="T7">Caterina</text:span><text:span text:style-name="T1"> accende il </text:span><text:span text:style-name="T5">PC</text:span><text:span text:style-name="T1">.</text:span></text:p>
              </text:list-item>
              <text:list-item>
                <text:p text:style-name="P7">Si connette alla rete.</text:p>
              </text:list-item>
              <text:list-item>
                <text:p text:style-name="P7">Accede al sito dell'Asilo Mazzetti.</text:p>
              </text:list-item>
              <text:list-item>
                <text:p text:style-name="P4"><text:span text:style-name="T1">Effettua l'autenticazione, </text:span><text:span text:style-name="T4">venendo riconosciut</text:span><text:span text:style-name="T2">o</text:span><text:span text:style-name="T4"> come </text:span><text:span text:style-name="T5">i</text:span><text:span text:style-name="T7">nserviente mensa </text:span><text:span text:style-name="T1">.</text:span></text:p>
              </text:list-item>
              <text:list-item>
                <text:p text:style-name="P4"><text:span text:style-name="T1">Sceglie l'area del sito, </text:span><text:span text:style-name="T2">dove è possibile controllare lo staff dell'asilo.</text:span></text:p>
              </text:list-item>
              <text:list-item>
                <text:p text:style-name="P4"><text:span text:style-name="T2">Accede alla lista de</text:span><text:span text:style-name="T5">gli “i</text:span><text:span text:style-name="T7">mpiegati mensa</text:span><text:span text:style-name="T2">”</text:span><text:span text:style-name="T1"> .</text:span></text:p>
              </text:list-item>
              <text:list-item>
                <text:p text:style-name="P6">Scorre <text:span text:style-name="T6">tutta lista</text:span>.</text:p>
              </text:list-item>
              <text:list-item>
                <text:p text:style-name="P6">Trova l'informazion<text:span text:style-name="T6">i</text:span> di cui aveva bisogno.</text:p>
              </text:list-item>
              <text:list-item>
                <text:p text:style-name="P6"><text:span text:style-name="T3">Chiude la lista.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30:55</meta:creation-date>
    <meta:editing-duration>PT1M11S</meta:editing-duration>
    <meta:editing-cycles>2</meta:editing-cycles>
    <meta:generator>LibreOffice/3.6$MacOSX_x86 LibreOffice_project/da8c1e6-fd468f4-454e206-f42a4a9-143cfd</meta:generator>
    <dc:date>2012-10-16T20:56:43</dc:date>
    <meta:document-statistic meta:table-count="1" meta:image-count="0" meta:object-count="0" meta:page-count="1" meta:paragraph-count="15" meta:word-count="96" meta:character-count="607" meta:non-whitespace-character-count="535"/>
  </office:meta>
</office:document-meta>
</file>